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5.263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1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Time Taken (s)</text:p>
          </table:table-cell>
          <table:table-cell table:style-name="ce1" office:value-type="string" calcext:value-type="string">
            <text:p>Scaled Value of N*lg(N)</text:p>
          </table:table-cell>
          <table:table-cell>
            <draw:frame table:end-cell-address="Sheet1.K21" table:end-x="1.663cm" table:end-y="0.105cm" draw:z-index="0" draw:name="Chart 1" draw:style-name="gr1" draw:text-style-name="P1" svg:width="20.794cm" svg:height="11.086cm" svg:x="0.662cm" svg:y="0.132cm">
              <draw:object draw:notify-on-update-of-ranges="Sheet1.A2:Sheet1.A11 Sheet1.B2:Sheet1.B11 Sheet1.C1:Sheet1.C1 Sheet1.C2:Sheet1.C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0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office:value-type="float" office:value="0.0518573" calcext:value-type="float">
            <text:p>0.0518573</text:p>
          </table:table-cell>
          <table:table-cell table:style-name="ce2" table:formula="of:=[.A2]*LOG([.A2]; 2)/2000000" office:value-type="float" office:value="0.0664385618977472" calcext:value-type="float">
            <text:p>0.066438561897747</text:p>
          </table:table-cell>
          <table:table-cell table:number-columns-repeated="61"/>
        </table:table-row>
        <table:table-row table:style-name="ro1">
          <table:table-cell table:style-name="ce2" office:value-type="float" office:value="20000" calcext:value-type="float">
            <text:p>20000</text:p>
          </table:table-cell>
          <table:table-cell office:value-type="float" office:value="0.11665" calcext:value-type="float">
            <text:p>0.11665</text:p>
          </table:table-cell>
          <table:table-cell table:style-name="ce2" table:formula="of:=[.A3]*LOG([.A3]; 2)/2000000" office:value-type="float" office:value="0.142877123795495" calcext:value-type="float">
            <text:p>0.142877123795495</text:p>
          </table:table-cell>
          <table:table-cell table:number-columns-repeated="61"/>
        </table:table-row>
        <table:table-row table:style-name="ro1">
          <table:table-cell table:style-name="ce2" office:value-type="float" office:value="40000" calcext:value-type="float">
            <text:p>40000</text:p>
          </table:table-cell>
          <table:table-cell office:value-type="float" office:value="0.257749" calcext:value-type="float">
            <text:p>0.257749</text:p>
          </table:table-cell>
          <table:table-cell table:style-name="ce2" table:formula="of:=[.A4]*LOG([.A4]; 2)/2000000" office:value-type="float" office:value="0.305754247590989" calcext:value-type="float">
            <text:p>0.305754247590989</text:p>
          </table:table-cell>
          <table:table-cell table:number-columns-repeated="61"/>
        </table:table-row>
        <table:table-row table:style-name="ro1">
          <table:table-cell table:style-name="ce2" office:value-type="float" office:value="80000" calcext:value-type="float">
            <text:p>80000</text:p>
          </table:table-cell>
          <table:table-cell office:value-type="float" office:value="0.573886" calcext:value-type="float">
            <text:p>0.573886</text:p>
          </table:table-cell>
          <table:table-cell table:style-name="ce2" table:formula="of:=[.A5]*LOG([.A5]; 2)/2000000" office:value-type="float" office:value="0.651508495181978" calcext:value-type="float">
            <text:p>0.651508495181978</text:p>
          </table:table-cell>
          <table:table-cell table:number-columns-repeated="61"/>
        </table:table-row>
        <table:table-row table:style-name="ro1">
          <table:table-cell table:style-name="ce2" office:value-type="float" office:value="160000" calcext:value-type="float">
            <text:p>160000</text:p>
          </table:table-cell>
          <table:table-cell office:value-type="float" office:value="1.28198" calcext:value-type="float">
            <text:p>1.28198</text:p>
          </table:table-cell>
          <table:table-cell table:style-name="ce2" table:formula="of:=[.A6]*LOG([.A6]; 2)/2000000" office:value-type="float" office:value="1.38301699036396" calcext:value-type="float">
            <text:p>1.38301699036396</text:p>
          </table:table-cell>
          <table:table-cell table:number-columns-repeated="61"/>
        </table:table-row>
        <table:table-row table:style-name="ro1">
          <table:table-cell table:style-name="ce2" office:value-type="float" office:value="320000" calcext:value-type="float">
            <text:p>320000</text:p>
          </table:table-cell>
          <table:table-cell office:value-type="float" office:value="2.85806" calcext:value-type="float">
            <text:p>2.85806</text:p>
          </table:table-cell>
          <table:table-cell table:style-name="ce2" table:formula="of:=[.A7]*LOG([.A7]; 2)/2000000" office:value-type="float" office:value="2.92603398072791" calcext:value-type="float">
            <text:p>2.92603398072791</text:p>
          </table:table-cell>
          <table:table-cell table:number-columns-repeated="61"/>
        </table:table-row>
        <table:table-row table:style-name="ro1">
          <table:table-cell table:style-name="ce2" office:value-type="float" office:value="640000" calcext:value-type="float">
            <text:p>640000</text:p>
          </table:table-cell>
          <table:table-cell office:value-type="float" office:value="6.23298" calcext:value-type="float">
            <text:p>6.23298</text:p>
          </table:table-cell>
          <table:table-cell table:style-name="ce2" table:formula="of:=[.A8]*LOG([.A8]; 2)/2000000" office:value-type="float" office:value="6.17206796145582" calcext:value-type="float">
            <text:p>6.17206796145582</text:p>
          </table:table-cell>
          <table:table-cell table:number-columns-repeated="61"/>
        </table:table-row>
        <table:table-row table:style-name="ro1">
          <table:table-cell table:style-name="ce2" office:value-type="float" office:value="1280000" calcext:value-type="float">
            <text:p>1280000</text:p>
          </table:table-cell>
          <table:table-cell office:value-type="float" office:value="13.6359" calcext:value-type="float">
            <text:p>13.6359</text:p>
          </table:table-cell>
          <table:table-cell table:style-name="ce2" table:formula="of:=[.A9]*LOG([.A9]; 2)/2000000" office:value-type="float" office:value="12.9841359229116" calcext:value-type="float">
            <text:p>12.9841359229116</text:p>
          </table:table-cell>
          <table:table-cell table:number-columns-repeated="61"/>
        </table:table-row>
        <table:table-row table:style-name="ro1">
          <table:table-cell table:style-name="ce2" office:value-type="float" office:value="2560000" calcext:value-type="float">
            <text:p>2560000</text:p>
          </table:table-cell>
          <table:table-cell office:value-type="float" office:value="29.4549" calcext:value-type="float">
            <text:p>29.4549</text:p>
          </table:table-cell>
          <table:table-cell table:style-name="ce2" table:formula="of:=[.A10]*LOG([.A10]; 2)/2000000" office:value-type="float" office:value="27.2482718458233" calcext:value-type="float">
            <text:p>27.2482718458233</text:p>
          </table:table-cell>
          <table:table-cell table:number-columns-repeated="61"/>
        </table:table-row>
        <table:table-row table:style-name="ro1">
          <table:table-cell table:style-name="ce2" office:value-type="float" office:value="5120000" calcext:value-type="float">
            <text:p>5120000</text:p>
          </table:table-cell>
          <table:table-cell table:style-name="ce4" office:value-type="float" office:value="59.8839" calcext:value-type="float">
            <text:p>59.8839</text:p>
          </table:table-cell>
          <table:table-cell table:style-name="ce2" table:formula="of:=[.A11]*LOG([.A11]; 2)/2000000" office:value-type="float" office:value="57.0565436916466" calcext:value-type="float">
            <text:p>57.0565436916466</text:p>
          </table:table-cell>
          <table:table-cell table:number-columns-repeated="61"/>
        </table:table-row>
        <table:table-row table:style-name="ro1">
          <table:table-cell table:style-name="ce3"/>
          <table:table-cell table:style-name="ce5" table:number-columns-repeated="2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1">
          <table:table-cell table:number-columns-repeated="2"/>
          <table:table-cell table:style-name="ce4" office:value-type="string" calcext:value-type="string">
            <text:p>Scaling Factor- 2000000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4"/>
          <table:table-cell table:number-columns-repeated="61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26T16:31:29.375837654</dc:date>
    <meta:editing-duration>PT27S</meta:editing-duration>
    <meta:editing-cycles>1</meta:editing-cycles>
    <meta:document-statistic meta:table-count="1" meta:cell-count="34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0000ff" draw:fill-color="#0000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00ff00" draw:fill-color="#00ff00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0.796cm" svg:height="11.086cm" xlink:href=".." xlink:type="simple" chart:class="chart:line" chart:style-name="ch1">
        <chart:legend chart:legend-position="end" svg:x="15.684cm" svg:y="4.989cm" style:legend-expansion="high" chart:style-name="ch2"/>
        <chart:plot-area chart:style-name="ch3" table:cell-range-address="Sheet1.A2:Sheet1.C11 Sheet1.C1:Sheet1.C1" chart:data-source-has-labels="both" svg:x="1.481cm" svg:y="0.221cm" svg:width="13.788cm" svg:height="9.608cm">
          <chartooo:coordinate-region svg:x="1.963cm" svg:y="0.221cm" svg:width="13.306cm" svg:height="8.077cm"/>
          <chart:axis chart:dimension="x" chart:name="primary-x" chart:style-name="ch4" chartooo:axis-type="text">
            <chart:title svg:x="7.295cm" svg:y="10.051cm" chart:style-name="ch5">
              <text:p>N (log scale)</text:p>
            </chart:title>
            <chart:categories table:cell-range-address="Sheet1.A2:Sheet1.A11"/>
          </chart:axis>
          <chart:axis chart:dimension="y" chart:name="primary-y" chart:style-name="ch6">
            <chart:title svg:x="0.451cm" svg:y="9.153cm" chart:style-name="ch7">
              <text:p>Time Taken(s) Plotted with Scaled Value of N*lg(N)</text:p>
            </chart:title>
            <chart:grid chart:style-name="ch8" chart:class="major"/>
          </chart:axis>
          <chart:series chart:style-name="ch9" chart:values-cell-range-address="Sheet1.B2:Sheet1.B11" loext:label-string="&quot;Time Taken(s)&quot;" chart:class="chart:line">
            <chart:data-point chart:repeated="10"/>
          </chart:series>
          <chart:series chart:style-name="ch10" chart:values-cell-range-address="Sheet1.C2:Sheet1.C11" chart:label-cell-address="Sheet1.C1:Sheet1.C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(s)</text:p>
              </table:table-cell>
              <table:table-cell office:value-type="string">
                <text:p>Scaled Value of N*lg(N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11</svg:desc>
                </draw:g>
              </table:table-cell>
              <table:table-cell office:value-type="float" office:value="0.0518573">
                <text:p>0.0518573</text:p>
                <draw:g>
                  <svg:desc>Sheet1.B2:Sheet1.B11</svg:desc>
                </draw:g>
              </table:table-cell>
              <table:table-cell office:value-type="float" office:value="0.0664385618977472">
                <text:p>0.0664385618977472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11665">
                <text:p>0.11665</text:p>
              </table:table-cell>
              <table:table-cell office:value-type="float" office:value="0.142877123795495">
                <text:p>0.14287712379549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257749">
                <text:p>0.257749</text:p>
              </table:table-cell>
              <table:table-cell office:value-type="float" office:value="0.305754247590989">
                <text:p>0.305754247590989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573886">
                <text:p>0.573886</text:p>
              </table:table-cell>
              <table:table-cell office:value-type="float" office:value="0.651508495181978">
                <text:p>0.651508495181978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1.28198">
                <text:p>1.28198</text:p>
              </table:table-cell>
              <table:table-cell office:value-type="float" office:value="1.38301699036396">
                <text:p>1.38301699036396</text:p>
              </table:table-cell>
            </table:table-row>
            <table:table-row>
              <table:table-cell office:value-type="float" office:value="320000">
                <text:p>320000</text:p>
              </table:table-cell>
              <table:table-cell office:value-type="float" office:value="2.85806">
                <text:p>2.85806</text:p>
              </table:table-cell>
              <table:table-cell office:value-type="float" office:value="2.92603398072791">
                <text:p>2.92603398072791</text:p>
              </table:table-cell>
            </table:table-row>
            <table:table-row>
              <table:table-cell office:value-type="float" office:value="640000">
                <text:p>640000</text:p>
              </table:table-cell>
              <table:table-cell office:value-type="float" office:value="6.23298">
                <text:p>6.23298</text:p>
              </table:table-cell>
              <table:table-cell office:value-type="float" office:value="6.17206796145582">
                <text:p>6.17206796145582</text:p>
              </table:table-cell>
            </table:table-row>
            <table:table-row>
              <table:table-cell office:value-type="float" office:value="1280000">
                <text:p>1280000</text:p>
              </table:table-cell>
              <table:table-cell office:value-type="float" office:value="13.6359">
                <text:p>13.6359</text:p>
              </table:table-cell>
              <table:table-cell office:value-type="float" office:value="12.9841359229116">
                <text:p>12.9841359229116</text:p>
              </table:table-cell>
            </table:table-row>
            <table:table-row>
              <table:table-cell office:value-type="float" office:value="2560000">
                <text:p>2560000</text:p>
              </table:table-cell>
              <table:table-cell office:value-type="float" office:value="29.4549">
                <text:p>29.4549</text:p>
              </table:table-cell>
              <table:table-cell office:value-type="float" office:value="27.2482718458233">
                <text:p>27.2482718458233</text:p>
              </table:table-cell>
            </table:table-row>
            <table:table-row>
              <table:table-cell office:value-type="float" office:value="5120000">
                <text:p>5120000</text:p>
              </table:table-cell>
              <table:table-cell office:value-type="float" office:value="59.8839">
                <text:p>59.8839</text:p>
              </table:table-cell>
              <table:table-cell office:value-type="float" office:value="57.0565436916466">
                <text:p>57.05654369164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